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atingProblemReporter.warning( Problem probl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ProblemReport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llatingProblemReporter.get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atingProblemReporter.fatal( Problem probl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ProblemReporterTests.testErrorsAreColl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llatingProblemReporter.error( Problem probl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